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0beaf" officeooo:paragraph-rsid="0010beaf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normal" officeooo:rsid="0015e7d4" officeooo:paragraph-rsid="0015e7d4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47a08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143c98" officeooo:paragraph-rsid="00143c98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officeooo:rsid="0013927f" officeooo:paragraph-rsid="0013927f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style="italic" officeooo:rsid="0013927f" officeooo:paragraph-rsid="00147a08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officeooo:rsid="0013927f" officeooo:paragraph-rsid="00147a08" style:font-style-asian="italic" style:font-style-complex="italic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style="normal" officeooo:rsid="00147a08" officeooo:paragraph-rsid="00147a08" style:font-style-asian="normal" style:font-style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style="normal" officeooo:rsid="0013927f" officeooo:paragraph-rsid="0013927f" style:font-style-asian="normal" style:font-style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style="normal" officeooo:rsid="0013927f" officeooo:paragraph-rsid="00143c98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officeooo:rsid="00143c98" officeooo:paragraph-rsid="00143c98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bold" officeooo:rsid="00147a08" officeooo:paragraph-rsid="00147a08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bold" officeooo:rsid="001540c5" officeooo:paragraph-rsid="001540c5" style:font-style-asian="normal" style:font-weight-asian="bold" style:font-style-complex="normal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540c5" officeooo:paragraph-rsid="001540c5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540c5" officeooo:paragraph-rsid="001540c5" style:font-style-asian="normal" style:font-weight-asian="normal" style:font-style-complex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5e7d4" officeooo:paragraph-rsid="0015e7d4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tyle="normal" officeooo:rsid="00147a08" officeooo:paragraph-rsid="00147a08" style:font-style-asian="normal" style:font-style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tyle="normal" officeooo:rsid="00143c98" officeooo:paragraph-rsid="00143c98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fo:font-weight="bold" officeooo:rsid="00147a08" officeooo:paragraph-rsid="00147a08" style:font-style-asian="normal" style:font-weight-asian="bold" style:font-style-complex="normal" style:font-weight-complex="bold"/>
    </style:style>
    <style:style style:name="T1" style:family="text">
      <style:text-properties fo:font-size="12pt" fo:font-style="normal" fo:font-weight="bold" officeooo:rsid="0013927f" style:font-style-asian="normal" style:font-weight-asian="bold" style:font-style-complex="normal" style:font-weight-complex="bold"/>
    </style:style>
    <style:style style:name="T2" style:family="text">
      <style:text-properties fo:font-size="12pt" fo:font-style="normal" fo:font-weight="bold" officeooo:rsid="00147a08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es Serialization</text:p>
      <text:list xml:id="list1446652961" text:style-name="L1">
        <text:list-item>
          <text:p text:style-name="P4">Serialization is the transformation of data such as objects into a string of bytes that can be transferred over a network. On the receiving end, deserialization is converting the string of bytes back into the original data.</text:p>
          <text:p text:style-name="P4"/>
        </text:list-item>
      </text:list>
      <text:list xml:id="list1796669634" text:style-name="L2">
        <text:list-item>
          <text:p text:style-name="P5">Serialization of simple data structures is done by flattening data into a stream.</text:p>
        </text:list-item>
        <text:list-item>
          <text:p text:style-name="P5">Serialization of complicated structures is done by following the following the element's relation to their end.</text:p>
          <text:list>
            <text:list-item>
              <text:p text:style-name="P5">ex. An nested array will be serialized by going through each parent element and then their child elements.</text:p>
              <text:list>
                <text:list-item>
                  <text:p text:style-name="P6">JSON syntax: {"Name": "John Doe", "Phone Numbers" : [1234, 1234, 1233], etc.}</text:p>
                </text:list-item>
              </text:list>
            </text:list-item>
          </text:list>
        </text:list-item>
      </text:list>
      <text:p text:style-name="P7"/>
      <text:p text:style-name="P3"><text:span text:style-name="T1">J</text:span><text:span text:style-name="T2">SON: Javascript Object Notation</text:span></text:p>
      <text:list xml:id="list171405532818606" text:continue-numbering="true" text:style-name="L2">
        <text:list-item>
          <text:p text:style-name="P8">The syntax follows the syntax in Javascript for defining objects.</text:p>
          <text:list>
            <text:list-item>
              <text:p text:style-name="P9">All elements are comma separated.</text:p>
            </text:list-item>
            <text:list-item>
              <text:p text:style-name="P9">Arrays are denoted by square brackets.</text:p>
            </text:list-item>
            <text:list-item>
              <text:p text:style-name="P9">Objects are denoted by curly braces.</text:p>
            </text:list-item>
          </text:list>
        </text:list-item>
        <text:list-item>
          <text:p text:style-name="P8">JSON similarity to Ruby and Javascript syntax is convenient compared to YAML.</text:p>
        </text:list-item>
        <text:list-item>
          <text:p text:style-name="P8">JSON is the common language of AJAX communication.</text:p>
          <text:p text:style-name="P10"/>
        </text:list-item>
      </text:list>
      <text:p text:style-name="P19">YAML: Yet Another Markup Language</text:p>
      <text:list xml:id="list171405859836287" text:continue-numbering="true" text:style-name="L2">
        <text:list-item>
          <text:p text:style-name="P18">Yaml is a serialization format that is human readable and can be used as a configuration language.</text:p>
          <text:list>
            <text:list-item>
              <text:p text:style-name="P17">Colons represent 'key-value' pairings</text:p>
            </text:list-item>
            <text:list-item>
              <text:p text:style-name="P17">Tab spacing creates a new hash.</text:p>
            </text:list-item>
            <text:list-item>
              <text:p text:style-name="P17">Hyphens denotes a list rather than a hash.</text:p>
            </text:list-item>
          </text:list>
        </text:list-item>
        <text:list-item>
          <text:p text:style-name="P17">YAML requires an extra library and is not as widespread as JSON.</text:p>
        </text:list-item>
      </text:list>
      <text:p text:style-name="P11"/>
      <text:p text:style-name="P12">MessagePack</text:p>
      <text:list xml:id="list1260273904" text:style-name="L3">
        <text:list-item>
          <text:p text:style-name="P14">Keeping a serialized object small is important as it has an effect on latency and throughput.</text:p>
        </text:list-item>
        <text:list-item>
          <text:p text:style-name="P14">MessagePack is not human readable and uses arbitrary bytes to represent data. This type of serialization consumes less space than JSON and YAML.</text:p>
        </text:list-item>
      </text:list>
      <text:p text:style-name="P15"/>
      <text:p text:style-name="P13">When to use JSON, YAML, and MessagePack?</text:p>
      <text:list xml:id="list599031898" text:style-name="L4">
        <text:list-item>
          <text:p text:style-name="P16">MessagePack when need for speed</text:p>
        </text:list-item>
        <text:list-item>
          <text:p text:style-name="P16">JSON when need to communicate with Javascript</text:p>
        </text:list-item>
        <text:list-item>
          <text:p text:style-name="P16">YAML when for configuration files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8" meta:word-count="288" meta:character-count="1673" meta:non-whitespace-character-count="1434"/>
  </office:meta>
</office:document-meta>
</file>